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915cm" fo:min-width="5.1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2cm" fo:min-width="2.19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1.972cm" fo:min-width="7.437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7.938cm" svg:height="7.303cm" svg:x="2.381cm" svg:y="7.144cm">
            <text:p text:style-name="P1">Open</text:p>
            <text:p text:style-name="P1">Source</text:p>
            <text:p text:style-name="P1">Matur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3.81cm" svg:height="3.492cm" svg:x="13.177cm" svg:y="9.049cm">
            <text:p text:style-name="P2"><text:span text:style-name="T1">Managem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3.81cm" svg:height="3.492cm" svg:x="13.177cm" svg:y="4.922cm">
            <text:p text:style-name="P2"><text:span text:style-name="T1">Strateg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3.81cm" svg:height="3.492cm" svg:x="13.177cm" svg:y="13.177cm">
            <text:p text:style-name="P2"><text:span text:style-name="T1">Usag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7.937cm" svg:height="2.222cm" svg:x="17.622cm" svg:y="5.557cm">
            <text:list text:style-name="L1">
              <text:list-item>
                <text:p text:style-name="P3"><text:span text:style-name="T1">Goals, objectives, resources</text:span></text:p>
              </text:list-item>
              <text:list-item>
                <text:p text:style-name="P3"><text:span text:style-name="T1">Corporate alignment</text:span></text:p>
              </text:list-item>
              <text:list-item>
                <text:p text:style-name="P3"><text:span text:style-name="T1">Community and ecosystem engagement</text:span></text:p>
              </text:list-item>
              <text:list-item>
                <text:p text:style-name="P3"><text:span text:style-name="T1">Operations</text:span></text:p>
              </text:list-item>
              <text:list-item>
                <text:p text:style-name="P3"><text:span text:style-name="T1">Cultur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937cm" svg:height="2.222cm" svg:x="17.622cm" svg:y="9.684cm">
            <text:list text:style-name="L1">
              <text:list-item>
                <text:p text:style-name="P3"><text:span text:style-name="T1">Life cycle</text:span></text:p>
              </text:list-item>
              <text:list-item>
                <text:p text:style-name="P3"><text:span text:style-name="T1">Risk</text:span></text:p>
              </text:list-item>
              <text:list-item>
                <text:p text:style-name="P3"><text:span text:style-name="T1">Compliance and assurance</text:span></text:p>
              </text:list-item>
              <text:list-item>
                <text:p text:style-name="P3"><text:span text:style-name="T1">Security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937cm" svg:height="2.222cm" svg:x="17.622cm" svg:y="13.812cm">
            <text:list text:style-name="L1">
              <text:list-item>
                <text:p text:style-name="P3"><text:span text:style-name="T1">Consumption</text:span></text:p>
              </text:list-item>
              <text:list-item>
                <text:p text:style-name="P3"><text:span text:style-name="T1">Contribution</text:span></text:p>
              </text:list-item>
              <text:list-item>
                <text:p text:style-name="P3"><text:span text:style-name="T1">Publication</text:span></text:p>
              </text:list-item>
              <text:list-item>
                <text:p text:style-name="P3"><text:span text:style-name="T1">InnerSourc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0.319cm" svg:y1="10.796cm" svg:x2="13.177cm" svg:y2="6.668cm" draw:start-shape="id1" draw:start-glue-point="10" draw:end-shape="id2" draw:end-glue-point="6" svg:d="M10319 10796h1430v-4128h1428" svg:viewBox="0 0 2859 4129">
            <text:p/>
          </draw:connector>
          <draw:connector draw:style-name="gr4" draw:text-style-name="P1" draw:layer="layout" svg:x1="10.319cm" svg:y1="10.796cm" svg:x2="13.177cm" svg:y2="10.795cm" draw:start-shape="id1" draw:start-glue-point="10" draw:end-shape="id3" draw:end-glue-point="6" svg:d="M10319 10796h1430v-1h1428" svg:viewBox="0 0 2859 2">
            <text:p/>
          </draw:connector>
          <draw:connector draw:style-name="gr4" draw:text-style-name="P1" draw:layer="layout" svg:x1="10.319cm" svg:y1="10.796cm" svg:x2="13.177cm" svg:y2="14.923cm" draw:start-shape="id1" draw:start-glue-point="10" draw:end-shape="id4" draw:end-glue-point="6" svg:d="M10319 10796h1430v4127h1428" svg:viewBox="0 0 2859 4128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28T13:50:08.189055518</meta:creation-date>
    <dc:date>2021-09-28T14:08:01.495533540</dc:date>
    <meta:editing-duration>PT17M53S</meta:editing-duration>
    <meta:editing-cycles>2</meta:editing-cycles>
    <meta:generator>LibreOffice/7.2.0.4$MacOSX_X86_64 LibreOffice_project/9a9c6381e3f7a62afc1329bd359cc48accb6435b</meta:generator>
    <meta:document-statistic meta:object-count="11"/>
  </office:meta>
</office:document-meta>
</file>